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#Winkel [°]</text:p>
          </table:table-cell>
          <table:table-cell office:value-type="string">
            <text:p>U [V]</text:p>
          </table:table-cell>
          <table:table-cell office:value-type="string">
            <text:p>da [°]</text:p>
          </table:table-cell>
          <table:table-cell office:value-type="string">
            <text:p>dU [V]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.92">
            <text:p>0.92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795">
            <text:p>0.795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0.64">
            <text:p>0.64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.315">
            <text:p>0.315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.13">
            <text:p>0.13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85">
            <text:p>0.085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.825">
            <text:p>0.825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78">
            <text:p>0.78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.65">
            <text:p>0.65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52">
            <text:p>0.52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0.37">
            <text:p>0.37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23">
            <text:p>0.23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14">
            <text:p>0.14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9">
            <text:p>0.09</text:p>
          </table:table-cell>
          <table:table-cell office:value-type="float" office:value="0.5">
            <text:p>0.5</text:p>
          </table:table-cell>
          <table:table-cell office:value-type="float" office:value="0.005">
            <text:p>0.00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0:09:56</meta:creation-date>
    <dc:date>2014-05-08T20:14:10</dc:date>
    <meta:editing-duration>P0D</meta:editing-duration>
    <meta:editing-cycles>1</meta:editing-cycles>
    <meta:document-statistic meta:table-count="3" meta:cell-count="72" meta:object-count="0"/>
    <meta:generator>LibreOffice/3.5$Linux_X86_64 LibreOffice_project/350m1$Build-2</meta:generator>
  </office:meta>
</office:document-meta>
</file>